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47f7" officeooo:paragraph-rsid="0048bd77"/>
    </style:style>
    <style:style style:name="P2" style:family="paragraph" style:parent-style-name="Standard">
      <style:paragraph-properties fo:text-align="justify" style:justify-single-word="false"/>
      <style:text-properties officeooo:rsid="00062208" officeooo:paragraph-rsid="00062208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2af90d" officeooo:paragraph-rsid="007cdb5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82a0c3" officeooo:paragraph-rsid="0082a0c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2af90d" officeooo:paragraph-rsid="00793f5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rsid="000c70eb" officeooo:paragraph-rsid="00658991"/>
    </style:style>
    <style:style style:name="P7" style:family="paragraph" style:parent-style-name="Table_20_Contents">
      <style:paragraph-properties fo:text-align="justify" style:justify-single-word="false"/>
      <style:text-properties officeooo:paragraph-rsid="00793f55"/>
    </style:style>
    <style:style style:name="P8" style:family="paragraph" style:parent-style-name="Standard" style:list-style-name="L8">
      <style:paragraph-properties fo:text-align="justify" style:justify-single-word="false"/>
      <style:text-properties officeooo:paragraph-rsid="008c7bcc"/>
    </style:style>
    <style:style style:name="P9" style:family="paragraph" style:parent-style-name="Standard" style:list-style-name="L2">
      <style:paragraph-properties fo:text-align="justify" style:justify-single-word="false"/>
      <style:text-properties style:use-window-font-color="true" fo:font-style="normal" fo:font-weight="normal" officeooo:rsid="008cddcc" officeooo:paragraph-rsid="008cddcc" style:font-style-asian="normal" style:font-weight-asian="normal" style:font-style-complex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use-window-font-color="true" fo:font-style="normal" fo:font-weight="normal" officeooo:rsid="008edd81" officeooo:paragraph-rsid="008edd81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use-window-font-color="true" fo:font-style="normal" fo:font-weight="normal" officeooo:rsid="0090cf91" officeooo:paragraph-rsid="0090cf91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use-window-font-color="true" fo:font-style="normal" fo:font-weight="normal" officeooo:rsid="00927272" officeooo:paragraph-rsid="00927272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2af90d" officeooo:paragraph-rsid="00658991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02af90d" officeooo:paragraph-rsid="008528aa" style:font-style-asian="normal" style:font-weight-asian="bold" style:font-style-complex="normal" style:font-weight-complex="bold"/>
    </style:style>
    <style:style style:name="P15" style:family="paragraph" style:parent-style-name="Standard" style:list-style-name="L6">
      <style:paragraph-properties fo:text-align="justify" style:justify-single-word="false"/>
      <style:text-properties fo:font-style="normal" fo:font-weight="normal" officeooo:rsid="002af90d" officeooo:paragraph-rsid="008528a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2af90d" officeooo:paragraph-rsid="008c7bcc" style:font-weight-asian="bold" style:font-weight-complex="bold"/>
    </style:style>
    <style:style style:name="P17" style:family="paragraph" style:parent-style-name="Standard" style:list-style-name="L9">
      <style:paragraph-properties fo:text-align="justify" style:justify-single-word="false"/>
      <style:text-properties fo:font-weight="normal" officeooo:rsid="008c7bcc" officeooo:paragraph-rsid="008c7bcc" style:font-weight-asian="normal" style:font-weight-complex="normal"/>
    </style:style>
    <style:style style:name="P18" style:family="paragraph" style:parent-style-name="Standard" style:list-style-name="L8">
      <style:paragraph-properties fo:text-align="justify" style:justify-single-word="false"/>
      <style:text-properties officeooo:rsid="008c7bcc" officeooo:paragraph-rsid="008c7bcc"/>
    </style:style>
    <style:style style:name="P19" style:family="paragraph" style:parent-style-name="Standard">
      <style:paragraph-properties fo:text-align="center" style:justify-single-word="false"/>
      <style:text-properties fo:font-style="italic" fo:font-weight="bold" officeooo:rsid="0071558c" officeooo:paragraph-rsid="0071558c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tyle="italic" fo:font-weight="bold" officeooo:rsid="009463e4" officeooo:paragraph-rsid="009463e4" style:font-style-asian="italic" style:font-weight-asian="bold" style:font-style-complex="italic" style:font-weight-complex="bold"/>
    </style:style>
    <style:style style:name="P21" style:family="paragraph" style:parent-style-name="Table_20_Contents" style:list-style-name="L6">
      <style:paragraph-properties fo:text-align="start" style:justify-single-word="false"/>
      <style:text-properties fo:font-size="12pt" officeooo:rsid="0034fcef" officeooo:paragraph-rsid="00853c5c" style:font-size-asian="12pt" style:font-size-complex="12pt"/>
    </style:style>
    <style:style style:name="P22" style:family="paragraph" style:parent-style-name="Table_20_Contents" style:list-style-name="L6">
      <style:paragraph-properties fo:text-align="start" style:justify-single-word="false"/>
      <style:text-properties fo:font-size="12pt" officeooo:rsid="0034fcef" officeooo:paragraph-rsid="008819b9" style:font-size-asian="12pt" style:font-size-complex="12pt"/>
    </style:style>
    <style:style style:name="P23" style:family="paragraph" style:parent-style-name="Table_20_Contents" style:list-style-name="L6">
      <style:paragraph-properties fo:text-align="start" style:justify-single-word="false"/>
      <style:text-properties fo:font-size="12pt" officeooo:rsid="0034fcef" officeooo:paragraph-rsid="0088d6fd" style:font-size-asian="12pt" style:font-size-complex="12pt"/>
    </style:style>
    <style:style style:name="P24" style:family="paragraph" style:parent-style-name="Table_20_Contents" style:list-style-name="L6">
      <style:paragraph-properties fo:text-align="start" style:justify-single-word="false"/>
      <style:text-properties fo:font-size="12pt" officeooo:rsid="0034fcef" officeooo:paragraph-rsid="008b47b7" style:font-size-asian="12pt" style:font-size-complex="12pt"/>
    </style:style>
    <style:style style:name="P25" style:family="paragraph" style:parent-style-name="Table_20_Contents" style:list-style-name="L6">
      <style:paragraph-properties fo:text-align="start" style:justify-single-word="false"/>
      <style:text-properties fo:font-size="12pt" fo:font-style="normal" fo:font-weight="normal" officeooo:rsid="0034fcef" officeooo:paragraph-rsid="0086cf0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 style:list-style-name="L6">
      <style:paragraph-properties fo:text-align="start" style:justify-single-word="false"/>
      <style:text-properties officeooo:paragraph-rsid="0085e2db"/>
    </style:style>
    <style:style style:name="T1" style:family="text">
      <style:text-properties officeooo:rsid="00078f66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369008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officeooo:rsid="0086cf04" style:font-style-asian="normal" style:font-weight-asian="bold" style:font-style-complex="normal" style:font-weight-complex="bold"/>
    </style:style>
    <style:style style:name="T5" style:family="text">
      <style:text-properties fo:color="#ff3333" fo:font-style="normal" fo:font-weight="bold" officeooo:rsid="00369008" style:font-style-asian="normal" style:font-weight-asian="bold" style:font-style-complex="normal" style:font-weight-complex="bold"/>
    </style:style>
    <style:style style:name="T6" style:family="text">
      <style:text-properties fo:color="#ff3333" fo:font-style="normal" fo:font-weight="bold" officeooo:rsid="008bae8d" style:font-style-asian="normal" style:font-weight-asian="bold" style:font-style-complex="normal" style:font-weight-complex="bold"/>
    </style:style>
    <style:style style:name="T7" style:family="text">
      <style:text-properties fo:color="#ff3333" fo:font-weight="bold" officeooo:rsid="00369008" style:font-weight-asian="bold" style:font-weight-complex="bold"/>
    </style:style>
    <style:style style:name="T8" style:family="text">
      <style:text-properties fo:color="#ff3333" fo:font-weight="bold" officeooo:rsid="008b47b7" style:font-weight-asian="bold" style:font-weight-complex="bold"/>
    </style:style>
    <style:style style:name="T9" style:family="text">
      <style:text-properties officeooo:rsid="002d66fe"/>
    </style:style>
    <style:style style:name="T10" style:family="text">
      <style:text-properties style:use-window-font-color="true" fo:font-style="normal" style:font-style-asian="normal" style:font-style-complex="normal"/>
    </style:style>
    <style:style style:name="T11" style:family="text">
      <style:text-properties style:use-window-font-color="true" fo:font-style="normal" officeooo:rsid="007cdb54" style:font-style-asian="normal" style:font-style-complex="normal"/>
    </style:style>
    <style:style style:name="T12" style:family="text">
      <style:text-properties style:use-window-font-color="true" fo:font-style="normal" officeooo:rsid="002d66fe" style:font-style-asian="normal" style:font-style-complex="normal"/>
    </style:style>
    <style:style style:name="T13" style:family="text">
      <style:text-properties style:use-window-font-color="true" fo:font-style="normal" officeooo:rsid="0080c7f7" style:font-style-asian="normal" style:font-style-complex="normal"/>
    </style:style>
    <style:style style:name="T14" style:family="text">
      <style:text-properties fo:font-size="12pt" officeooo:rsid="0034fcef" style:font-size-asian="12pt" style:font-size-complex="12pt"/>
    </style:style>
    <style:style style:name="T15" style:family="text">
      <style:text-properties fo:font-size="12pt" fo:font-weight="bold" officeooo:rsid="0086cf04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94d08f" style:font-size-asian="12pt" style:font-weight-asian="bold" style:font-size-complex="12pt" style:font-weight-complex="bold"/>
    </style:style>
    <style:style style:name="T17" style:family="text">
      <style:text-properties officeooo:rsid="008528aa"/>
    </style:style>
    <style:style style:name="T18" style:family="text">
      <style:text-properties officeooo:rsid="00369008"/>
    </style:style>
    <style:style style:name="T19" style:family="text">
      <style:text-properties fo:font-weight="bold" officeooo:rsid="0086cf04" style:font-weight-asian="bold" style:font-weight-complex="bold"/>
    </style:style>
    <style:style style:name="T2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000000" fo:font-style="normal" fo:font-weight="normal" officeooo:rsid="00779763" style:font-style-asian="normal" style:font-weight-asian="normal" style:font-style-complex="normal" style:font-weight-complex="normal"/>
    </style:style>
    <style:style style:name="T22" style:family="text">
      <style:text-properties fo:color="#000000" fo:font-style="normal" fo:font-weight="normal" officeooo:rsid="008c7bcc" style:font-style-asian="normal" style:font-weight-asian="normal" style:font-style-complex="normal" style:font-weight-complex="normal"/>
    </style:style>
    <style:style style:name="T23" style:family="text">
      <style:text-properties officeooo:rsid="0090d7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genharia de Software II</text:p>
      <text:p text:style-name="P2">Ciência da Computação - Bacharelado</text:p>
      <text:p text:style-name="P2">Universidade Federal da Fronteira Sul</text:p>
      <text:p text:style-name="P1">Estudantes: Alesom Zorzi, <text:span text:style-name="T1">André Luiz Maso, Eduardo Ogliari, Jardel Anton, João Ricardo Barp Neto, Jovani de Souza, Kétly Gonçalves Machado.</text:span></text:p>
      <text:p text:style-name="P1"/>
      <text:p text:style-name="P19">REVIEW – SPRINT 2</text:p>
      <text:p text:style-name="P19"/>
      <text:p text:style-name="P20">Data da Reunião de Review: 17/02/2017</text:p>
      <text:p text:style-name="P6"/>
      <text:p text:style-name="P13">Aceitação das Histórias:</text:p>
      <text:p text:style-name="P14"/>
      <text:list xml:id="list960039088776382511" text:style-name="L6">
        <text:list-item>
          <text:p text:style-name="P15"><text:span text:style-name="T14">Correção de bugs na geração de gráficos; </text:span><text:span text:style-name="T15">[ACEITA]</text:span></text:p>
        </text:list-item>
        <text:list-item>
          <text:p text:style-name="P25">Criar tabela de fornecedor; <text:span text:style-name="T19">[ACEITA]</text:span></text:p>
        </text:list-item>
        <text:list-item>
          <text:p text:style-name="P22">Inserir campos adicionais no cadastro de produtos: <text:span text:style-name="T2">Unidade; </text:span><text:span text:style-name="T4">[ACEITA]</text:span></text:p>
        </text:list-item>
        <text:list-item>
          <text:p text:style-name="P22">Inserir campos adicionais na inserção de unidades de produto: Valor da compra, NF, Fornecedor <text:span text:style-name="T17">e </text:span><text:span text:style-name="T2">Tipo de Entrada; </text:span><text:span text:style-name="T4">[ACEITA]</text:span></text:p>
        </text:list-item>
        <text:list-item>
          <text:p text:style-name="P22"><text:span text:style-name="T2">Criar transferência entre estoques; </text:span><text:span text:style-name="T4">[ACEITA]</text:span></text:p>
        </text:list-item>
        <text:list-item>
          <text:p text:style-name="P22"><text:span text:style-name="T2">Remover opção de buscar que está “embutida” na opção de movimentação; </text:span><text:span text:style-name="T4">[ACEITA]</text:span></text:p>
        </text:list-item>
        <text:list-item>
          <text:p text:style-name="P22"><text:span text:style-name="T2">Modificar geração dos relatórios e graficos para incluir novos campos adicionados; </text:span><text:span text:style-name="T4">[ACEITA]</text:span></text:p>
        </text:list-item>
        <text:list-item>
          <text:p text:style-name="P23">Gerar códigos de grupo e produto automaticamente; <text:span text:style-name="T4">[ACEITA]</text:span></text:p>
          <text:list>
            <text:list-item>
              <text:p text:style-name="P21"><text:span text:style-name="T18">Código do grupo: Definido por 3 digitos, iniciando em 100; </text:span><text:span text:style-name="T7">[Definido p</text:span><text:span text:style-name="T8">or quatro dígitos, iniciando em 0001</text:span><text:span text:style-name="T7">]</text:span></text:p>
            </text:list-item>
            <text:list-item>
              <text:p text:style-name="P24"><text:span text:style-name="T3">Código do produto: Definido por 7 digitos, código do grupo concatenado com quatro digitos autoincrementais. </text:span><text:span text:style-name="T5">[Definido p</text:span><text:span text:style-name="T6">or 8 dígitos, confome descrição anterior.</text:span><text:span text:style-name="T5">]</text:span></text:p>
            </text:list-item>
          </text:list>
        </text:list-item>
        <text:list-item>
          <text:p text:style-name="P26"><text:span text:style-name="T14">Definir e aplicar design ao sistema. </text:span><text:span text:style-name="T16">[ACEITA]</text:span></text:p>
        </text:list-item>
      </text:list>
      <text:p text:style-name="P7"/>
      <text:p text:style-name="P16"><text:span text:style-name="T9">Pontos Fortes</text:span> das Histórias:</text:p>
      <text:p text:style-name="P16"/>
      <text:list xml:id="list6861826487355410951" text:style-name="L8">
        <text:list-item>
          <text:p text:style-name="P8"><text:span text:style-name="T21">D</text:span><text:span text:style-name="T22">esign atrativo e limpo</text:span></text:p>
        </text:list-item>
        <text:list-item>
          <text:p text:style-name="P18"><text:span text:style-name="T20">Apresentação de notificações na página inicial é uma boa funcionalidade</text:span></text:p>
        </text:list-item>
        <text:list-item>
          <text:p text:style-name="P18"><text:span text:style-name="T20">Busca conjunta com movimentação facilita o uso do sistema, evita muitos cliques</text:span></text:p>
        </text:list-item>
        <text:list-item>
          <text:p text:style-name="P18"><text:span text:style-name="T20">Visualização prévia dos relatórios antes de imprimir</text:span></text:p>
        </text:list-item>
      </text:list>
      <text:p text:style-name="P5"/>
      <text:p text:style-name="P3"><text:span text:style-name="T12">Pontos </text:span><text:span text:style-name="T11">Fracos das Histórias:</text:span></text:p>
      <text:p text:style-name="P3"/>
      <text:list xml:id="list2052940284929000229" text:style-name="L9">
        <text:list-item>
          <text:p text:style-name="P17"><text:span text:style-name="T11">N</text:span><text:span text:style-name="T10">a associação de fornecedor ao produto não há retorno para as telas anteriores</text:span></text:p>
        </text:list-item>
      </text:list>
      <text:p text:style-name="P3"/>
      <text:p text:style-name="P4"><text:span text:style-name="T13">R</text:span><text:span text:style-name="T10">estrições apresentadas pelo P.O.:</text:span></text:p>
      <text:p text:style-name="P4"/>
      <text:list xml:id="list1378444165212774384" text:style-name="L2">
        <text:list-item>
          <text:p text:style-name="P9">Alterar Alarmes para Notificações</text:p>
        </text:list-item>
        <text:list-item>
          <text:p text:style-name="P10">Inverter a ordem no menu de Cadastrar e Movimentação</text:p>
        </text:list-item>
        <text:list-item>
          <text:p text:style-name="P11">Desenvolver, dentro de local, um endereçamento de estoque, ex.: “Estante 05 Prateleira 11 Setor 01”</text:p>
        </text:list-item>
        <text:list-item>
          <text:p text:style-name="P11">No processo de inserção, adicionar o valor unitário do item para futura contabilização</text:p>
        </text:list-item>
        <text:list-item>
          <text:p text:style-name="P11">No processo de remoção, contabillizar e armazenar o total gasto.</text:p>
        </text:list-item>
        <text:list-item>
          <text:p text:style-name="P11">Não associar ao produto o fornecedor, mas sim à entrada, para que seja possível um mesmo produto ser fornecido por mais de um fornecedor</text:p>
        </text:list-item>
        <text:list-item>
          <text:p text:style-name="P11">Alterar data para data de entrada no processo de inserção e inserir automaticamente <text:span text:style-name="T23">a data</text:span>, <text:soft-page-break/>para evitar fraudes</text:p>
        </text:list-item>
        <text:list-item>
          <text:p text:style-name="P11">Informar em inserção a data da emissão da NF</text:p>
        </text:list-item>
        <text:list-item>
          <text:p text:style-name="P11">Alterar Dar Entrada/Retirar Unidades de um Produto para Lançamento de entrada e Lançamento de Saída</text:p>
        </text:list-item>
        <text:list-item>
          <text:p text:style-name="P11">Incrementar com uma funcionalidade de receber pedidos de material</text:p>
        </text:list-item>
        <text:list-item>
          <text:p text:style-name="P11">Permitir uma movimentação múltipla, de mais de um produto ao mesmo tempo</text:p>
        </text:list-item>
        <text:list-item>
          <text:p text:style-name="P12">Inserir automaticamente data de saída.</text:p>
        </text:list-item>
        <text:list-item>
          <text:p text:style-name="P12">No relatório anual, apresentar total de retiradas por mês; o mesmo para os gráficos</text:p>
        </text:list-item>
        <text:list-item>
          <text:p text:style-name="P12">Mudar formato da data no relatório</text:p>
        </text:list-item>
        <text:list-item>
          <text:p text:style-name="P12">Emitir nota de saída após a retirada</text:p>
        </text:list-item>
        <text:list-item>
          <text:p text:style-name="P12">Demonstrar valores gastos (Balancete Contábi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49:01.349979423</meta:creation-date>
    <meta:generator>LibreOffice/4.2.8.2$Linux_X86_64 LibreOffice_project/420$Build-2</meta:generator>
    <dc:date>2017-02-17T18:30:51.615971834</dc:date>
    <meta:editing-duration>PT1H21M36S</meta:editing-duration>
    <meta:editing-cycles>140</meta:editing-cycles>
    <dc:creator>root </dc:creator>
    <meta:document-statistic meta:table-count="0" meta:image-count="0" meta:object-count="0" meta:page-count="2" meta:paragraph-count="42" meta:word-count="435" meta:character-count="2695" meta:non-whitespace-character-count="2333"/>
  </office:meta>
</office:document-meta>
</file>